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058e2e" style:font-size-asian="24pt" style:font-size-complex="24pt"/>
    </style:style>
    <style:style style:name="P2" style:family="paragraph" style:parent-style-name="Standard">
      <style:text-properties fo:font-size="24pt" fo:font-weight="bold" officeooo:paragraph-rsid="00058e2e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36pt" fo:font-weight="bold" officeooo:paragraph-rsid="00058e2e" style:font-size-asian="36pt" style:font-weight-asian="bold" style:font-size-complex="36pt" style:font-weight-complex="bold"/>
    </style:style>
    <style:style style:name="T1" style:family="text">
      <style:text-properties officeooo:rsid="00058e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8e2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quipe Peetic</text:span></text:p>
      <text:p text:style-name="P1"><text:span text:style-name="T1"/></text:p>
      <text:p text:style-name="P1"><text:span text:style-name="T3">Product Owner : </text:span></text:p>
      <text:p text:style-name="P1"><text:span text:style-name="T1">Lionel </text:span></text:p>
      <text:p text:style-name="P1"><text:span text:style-name="T1"/></text:p>
      <text:p text:style-name="P2"><text:span text:style-name="T1">Scrummaster :</text:span></text:p>
      <text:p text:style-name="P1"><text:span text:style-name="T1">Sarah </text:span></text:p>
      <text:p text:style-name="P1"><text:span text:style-name="T1"/></text:p>
      <text:p text:style-name="P2"><text:span text:style-name="T1">Equipe :</text:span></text:p>
      <text:p text:style-name="P1"><text:span text:style-name="T1">Laurent (profil technique)</text:span></text:p>
      <text:p text:style-name="P1"><text:span text:style-name="T1">Sandra (profil technique)</text:span></text:p>
      <text:p text:style-name="P1"><text:span text:style-name="T1">Alain (profil technique)</text:span></text:p>
      <text:p text:style-name="P1"><text:span text:style-name="T1">Florian (profil fonctionnel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2-11-06T08:30:39</meta:creation-date>
    <dc:date>2012-11-06T08:33:02</dc:date>
    <dc:creator>pablo </dc:creator>
    <meta:editing-duration>P0D</meta:editing-duration>
    <meta:editing-cycles>1</meta:editing-cycles>
    <meta:document-statistic meta:table-count="0" meta:image-count="0" meta:object-count="0" meta:page-count="1" meta:paragraph-count="10" meta:word-count="23" meta:character-count="166" meta:non-whitespace-character-count="150"/>
    <meta:generator>LibreOffice/3.6$Linux_X86_64 LibreOffice_project/360m1$Build-2</meta:generator>
  </office:meta>
</office:document-meta>
</file>